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66mm"/>
    </style:style>
    <style:style style:name="co2" style:family="table-column">
      <style:table-column-properties fo:break-before="auto" style:column-width="11.13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4.82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anph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6" calcext:value-type="float">
            <text:p>7.06</text:p>
          </table:table-cell>
          <table:table-cell office:value-type="float" office:value="3.538" calcext:value-type="float">
            <text:p>3.538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formula="of:=[.C2]/[.B2]" office:value-type="float" office:value="0.501133144475921" calcext:value-type="float">
            <text:p>0.501133144475921</text:p>
          </table:table-cell>
          <table:table-cell table:formula="of:=ASIN([.E2]/[.D2])" office:value-type="float" office:value="0.057174001080663" calcext:value-type="float">
            <text:p>0.057174001080663</text:p>
          </table:table-cell>
          <table:table-cell table:formula="of:=0.1*SQRT(1/((1-[.E2]^2/[.D2]^2)*[.D2]^2+[.E2]^2/((1-[.E2]^2/[.D2]^2)*[.D2]^4)))" office:value-type="float" office:value="0.0143090853819338" calcext:value-type="float">
            <text:p>0.014309085381934</text:p>
          </table:table-cell>
          <table:table-cell table:formula="of:=(0.005/[.B2]+0.005/[.C2])*[.F2]" office:value-type="float" office:value="0.00106312545642771" calcext:value-type="float">
            <text:p>0.001063125456428</text:p>
          </table:table-cell>
          <table:table-cell table:formula="of:=TAN([.G2])" office:value-type="float" office:value="0.0572363807032142" calcext:value-type="float">
            <text:p>0.057236380703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11" calcext:value-type="float">
            <text:p>7.111</text:p>
          </table:table-cell>
          <table:table-cell office:value-type="float" office:value="3.5869" calcext:value-type="float">
            <text:p>3.586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3]/[.B3]" office:value-type="float" office:value="0.504415693995219" calcext:value-type="float">
            <text:p>0.504415693995219</text:p>
          </table:table-cell>
          <table:table-cell table:formula="of:=ASIN([.E3]/[.D3])" office:value-type="float" office:value="0.0714894498855205" calcext:value-type="float">
            <text:p>0.071489449885521</text:p>
          </table:table-cell>
          <table:table-cell table:formula="of:=0.1*SQRT(1/((1-[.E3]^2/[.D3]^2)*[.D3]^2+[.E3]^2/((1-[.E3]^2/[.D3]^2)*[.D3]^4)))" office:value-type="float" office:value="0.0143222821071495" calcext:value-type="float">
            <text:p>0.01432228210715</text:p>
          </table:table-cell>
          <table:table-cell table:formula="of:=(0.005/[.B3]+0.005/[.C3])*[.F3]" office:value-type="float" office:value="0.00105780881310309" calcext:value-type="float">
            <text:p>0.001057808813103</text:p>
          </table:table-cell>
          <table:table-cell table:formula="of:=TAN([.G3])" office:value-type="float" office:value="0.0716114874039433" calcext:value-type="float">
            <text:p>0.0716114874039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26" calcext:value-type="float">
            <text:p>7.126</text:p>
          </table:table-cell>
          <table:table-cell office:value-type="float" office:value="3.6153" calcext:value-type="float">
            <text:p>3.6153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formula="of:=[.C4]/[.B4]" office:value-type="float" office:value="0.507339320797081" calcext:value-type="float">
            <text:p>0.507339320797081</text:p>
          </table:table-cell>
          <table:table-cell table:formula="of:=ASIN([.E4]/[.D4])" office:value-type="float" office:value="0.0858195905058957" calcext:value-type="float">
            <text:p>0.085819590505896</text:p>
          </table:table-cell>
          <table:table-cell table:formula="of:=0.1*SQRT(1/((1-[.E4]^2/[.D4]^2)*[.D4]^2+[.E4]^2/((1-[.E4]^2/[.D4]^2)*[.D4]^4)))" office:value-type="float" office:value="0.0143384611035097" calcext:value-type="float">
            <text:p>0.01433846110351</text:p>
          </table:table-cell>
          <table:table-cell table:formula="of:=(0.005/[.B4]+0.005/[.C4])*[.F4]" office:value-type="float" office:value="0.00105763353971168" calcext:value-type="float">
            <text:p>0.001057633539712</text:p>
          </table:table-cell>
          <table:table-cell table:formula="of:=TAN([.G4])" office:value-type="float" office:value="0.0860309002014607" calcext:value-type="float">
            <text:p>0.0860309002014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131" calcext:value-type="float">
            <text:p>7.131</text:p>
          </table:table-cell>
          <table:table-cell office:value-type="float" office:value="3.6387" calcext:value-type="float">
            <text:p>3.638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table:formula="of:=[.C5]/[.B5]" office:value-type="float" office:value="0.510265039966344" calcext:value-type="float">
            <text:p>0.510265039966344</text:p>
          </table:table-cell>
          <table:table-cell table:formula="of:=ASIN([.E5]/[.D5])" office:value-type="float" office:value="0.10016742116156" calcext:value-type="float">
            <text:p>0.10016742116156</text:p>
          </table:table-cell>
          <table:table-cell table:formula="of:=0.1*SQRT(1/((1-[.E5]^2/[.D5]^2)*[.D5]^2+[.E5]^2/((1-[.E5]^2/[.D5]^2)*[.D5]^4)))" office:value-type="float" office:value="0.0143576525687686" calcext:value-type="float">
            <text:p>0.014357652568769</text:p>
          </table:table-cell>
          <table:table-cell table:formula="of:=(0.005/[.B5]+0.005/[.C5])*[.F5]" office:value-type="float" office:value="0.00105894337397724" calcext:value-type="float">
            <text:p>0.001058943373977</text:p>
          </table:table-cell>
          <table:table-cell table:formula="of:=TAN([.G5])" office:value-type="float" office:value="0.100503781525921" calcext:value-type="float">
            <text:p>0.1005037815259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127" calcext:value-type="float">
            <text:p>7.127</text:p>
          </table:table-cell>
          <table:table-cell office:value-type="float" office:value="3.657" calcext:value-type="float">
            <text:p>3.657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table:formula="of:=[.C6]/[.B6]" office:value-type="float" office:value="0.513119124456293" calcext:value-type="float">
            <text:p>0.513119124456293</text:p>
          </table:table-cell>
          <table:table-cell table:formula="of:=ASIN([.E6]/[.D6])" office:value-type="float" office:value="0.107348916101869" calcext:value-type="float">
            <text:p>0.107348916101869</text:p>
          </table:table-cell>
          <table:table-cell table:formula="of:=0.1*SQRT(1/((1-[.E6]^2/[.D6]^2)*[.D6]^2+[.E6]^2/((1-[.E6]^2/[.D6]^2)*[.D6]^4)))" office:value-type="float" office:value="0.0143683890109094" calcext:value-type="float">
            <text:p>0.01436838901091</text:p>
          </table:table-cell>
          <table:table-cell table:formula="of:=(0.005/[.B6]+0.005/[.C6])*[.F6]" office:value-type="float" office:value="0.00106154000593258" calcext:value-type="float">
            <text:p>0.001061540005933</text:p>
          </table:table-cell>
          <table:table-cell table:formula="of:=TAN([.G6])" office:value-type="float" office:value="0.107763181216065" calcext:value-type="float">
            <text:p>0.1077631812160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12" calcext:value-type="float">
            <text:p>7.12</text:p>
          </table:table-cell>
          <table:table-cell office:value-type="float" office:value="3.6978" calcext:value-type="float">
            <text:p>3.6978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C7]/[.B7]" office:value-type="float" office:value="0.51935393258427" calcext:value-type="float">
            <text:p>0.51935393258427</text:p>
          </table:table-cell>
          <table:table-cell table:formula="of:=ASIN([.E7]/[.D7])" office:value-type="float" office:value="0.128928317217763" calcext:value-type="float">
            <text:p>0.128928317217763</text:p>
          </table:table-cell>
          <table:table-cell table:formula="of:=0.1*SQRT(1/((1-[.E7]^2/[.D7]^2)*[.D7]^2+[.E7]^2/((1-[.E7]^2/[.D7]^2)*[.D7]^4)))" office:value-type="float" office:value="0.0144052231783649" calcext:value-type="float">
            <text:p>0.014405223178365</text:p>
          </table:table-cell>
          <table:table-cell table:formula="of:=(0.005/[.B7]+0.005/[.C7])*[.F7]" office:value-type="float" office:value="0.00106696203130918" calcext:value-type="float">
            <text:p>0.001066962031309</text:p>
          </table:table-cell>
          <table:table-cell table:formula="of:=TAN([.G7])" office:value-type="float" office:value="0.129647470036337" calcext:value-type="float">
            <text:p>0.129647470036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066" calcext:value-type="float">
            <text:p>7.066</text:p>
          </table:table-cell>
          <table:table-cell office:value-type="float" office:value="3.9881" calcext:value-type="float">
            <text:p>3.9881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formula="of:=[.C8]/[.B8]" office:value-type="float" office:value="0.564407019530144" calcext:value-type="float">
            <text:p>0.564407019530144</text:p>
          </table:table-cell>
          <table:table-cell table:formula="of:=ASIN([.E8]/[.D8])" office:value-type="float" office:value="0.215960498684956" calcext:value-type="float">
            <text:p>0.215960498684956</text:p>
          </table:table-cell>
          <table:table-cell table:formula="of:=0.1*SQRT(1/((1-[.E8]^2/[.D8]^2)*[.D8]^2+[.E8]^2/((1-[.E8]^2/[.D8]^2)*[.D8]^4)))" office:value-type="float" office:value="0.0146252948456336" calcext:value-type="float">
            <text:p>0.014625294845634</text:p>
          </table:table-cell>
          <table:table-cell table:formula="of:=(0.005/[.B8]+0.005/[.C8])*[.F8]" office:value-type="float" office:value="0.0011069961927046" calcext:value-type="float">
            <text:p>0.001106996192705</text:p>
          </table:table-cell>
          <table:table-cell table:formula="of:=TAN([.G8])" office:value-type="float" office:value="0.219381727238139" calcext:value-type="float">
            <text:p>0.2193817272381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129" calcext:value-type="float">
            <text:p>7.129</text:p>
          </table:table-cell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9]/[.B9]" office:value-type="float" office:value="0.645251788469631" calcext:value-type="float">
            <text:p>0.645251788469631</text:p>
          </table:table-cell>
          <table:table-cell table:formula="of:=ASIN([.E9]/[.D9])" office:value-type="float" office:value="0.289751701436047" calcext:value-type="float">
            <text:p>0.289751701436047</text:p>
          </table:table-cell>
          <table:table-cell table:formula="of:=0.1*SQRT(1/((1-[.E9]^2/[.D9]^2)*[.D9]^2+[.E9]^2/((1-[.E9]^2/[.D9]^2)*[.D9]^4)))" office:value-type="float" office:value="0.0149068193880352" calcext:value-type="float">
            <text:p>0.014906819388035</text:p>
          </table:table-cell>
          <table:table-cell table:formula="of:=(0.005/[.B9]+0.005/[.C9])*[.F9]" office:value-type="float" office:value="0.0011539148467314" calcext:value-type="float">
            <text:p>0.001153914846731</text:p>
          </table:table-cell>
          <table:table-cell table:formula="of:=TAN([.G9])" office:value-type="float" office:value="0.298142396999972" calcext:value-type="float">
            <text:p>0.2981423969999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086" calcext:value-type="float">
            <text:p>7.086</text:p>
          </table:table-cell>
          <table:table-cell office:value-type="float" office:value="5.107" calcext:value-type="float">
            <text:p>5.107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formula="of:=[.C10]/[.B10]" office:value-type="float" office:value="0.720716906576348" calcext:value-type="float">
            <text:p>0.720716906576348</text:p>
          </table:table-cell>
          <table:table-cell table:formula="of:=ASIN([.E10]/[.D10])" office:value-type="float" office:value="0.304692654015397" calcext:value-type="float">
            <text:p>0.304692654015397</text:p>
          </table:table-cell>
          <table:table-cell table:formula="of:=0.1*SQRT(1/((1-[.E10]^2/[.D10]^2)*[.D10]^2+[.E10]^2/((1-[.E10]^2/[.D10]^2)*[.D10]^4)))" office:value-type="float" office:value="0.0149751587420778" calcext:value-type="float">
            <text:p>0.014975158742078</text:p>
          </table:table-cell>
          <table:table-cell table:formula="of:=(0.005/[.B10]+0.005/[.C10])*[.F10]" office:value-type="float" office:value="0.00121416660074538" calcext:value-type="float">
            <text:p>0.001214166600745</text:p>
          </table:table-cell>
          <table:table-cell table:formula="of:=TAN([.G10])" office:value-type="float" office:value="0.314485451016575" calcext:value-type="float">
            <text:p>0.3144854510165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045" calcext:value-type="float">
            <text:p>7.045</text:p>
          </table:table-cell>
          <table:table-cell office:value-type="float" office:value="5.507" calcext:value-type="float">
            <text:p>5.507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formula="of:=[.C11]/[.B11]" office:value-type="float" office:value="0.781689141234918" calcext:value-type="float">
            <text:p>0.781689141234918</text:p>
          </table:table-cell>
          <table:table-cell table:formula="of:=ASIN([.E11]/[.D11])" office:value-type="float" office:value="0.304692654015397" calcext:value-type="float">
            <text:p>0.304692654015397</text:p>
          </table:table-cell>
          <table:table-cell table:formula="of:=0.1*SQRT(1/((1-[.E11]^2/[.D11]^2)*[.D11]^2+[.E11]^2/((1-[.E11]^2/[.D11]^2)*[.D11]^4)))" office:value-type="float" office:value="0.0149751587420778" calcext:value-type="float">
            <text:p>0.014975158742078</text:p>
          </table:table-cell>
          <table:table-cell table:formula="of:=(0.005/[.B11]+0.005/[.C11])*[.F11]" office:value-type="float" office:value="0.00126450613288497" calcext:value-type="float">
            <text:p>0.001264506132885</text:p>
          </table:table-cell>
          <table:table-cell table:formula="of:=TAN([.G11])" office:value-type="float" office:value="0.314485451016575" calcext:value-type="float">
            <text:p>0.3144854510165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058" calcext:value-type="float">
            <text:p>7.058</text:p>
          </table:table-cell>
          <table:table-cell office:value-type="float" office:value="5.318" calcext:value-type="float">
            <text:p>5.318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formula="of:=[.C12]/[.B12]" office:value-type="float" office:value="0.753471238311136" calcext:value-type="float">
            <text:p>0.753471238311136</text:p>
          </table:table-cell>
          <table:table-cell table:formula="of:=ASIN([.E12]/[.D12])" office:value-type="float" office:value="0.304692654015397" calcext:value-type="float">
            <text:p>0.304692654015397</text:p>
          </table:table-cell>
          <table:table-cell table:formula="of:=0.1*SQRT(1/((1-[.E12]^2/[.D12]^2)*[.D12]^2+[.E12]^2/((1-[.E12]^2/[.D12]^2)*[.D12]^4)))" office:value-type="float" office:value="0.0149751587420778" calcext:value-type="float">
            <text:p>0.014975158742078</text:p>
          </table:table-cell>
          <table:table-cell table:formula="of:=(0.005/[.B12]+0.005/[.C12])*[.F12]" office:value-type="float" office:value="0.00124218704895943" calcext:value-type="float">
            <text:p>0.001242187048959</text:p>
          </table:table-cell>
          <table:table-cell table:formula="of:=TAN([.G12])" office:value-type="float" office:value="0.314485451016575" calcext:value-type="float">
            <text:p>0.3144854510165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026" calcext:value-type="float">
            <text:p>7.026</text:p>
          </table:table-cell>
          <table:table-cell office:value-type="float" office:value="5.559" calcext:value-type="float">
            <text:p>5.559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.9</text:p>
          </table:table-cell>
          <table:table-cell table:formula="of:=[.C13]/[.B13]" office:value-type="float" office:value="0.791204099060632" calcext:value-type="float">
            <text:p>0.791204099060632</text:p>
          </table:table-cell>
          <table:table-cell table:formula="of:=ASIN([.E13]/[.D13])" office:value-type="float" office:value="0.274877015403868" calcext:value-type="float">
            <text:p>0.274877015403868</text:p>
          </table:table-cell>
          <table:table-cell table:formula="of:=0.1*SQRT(1/((1-[.E13]^2/[.D13]^2)*[.D13]^2+[.E13]^2/((1-[.E13]^2/[.D13]^2)*[.D13]^4)))" office:value-type="float" office:value="0.0148426738243397" calcext:value-type="float">
            <text:p>0.01484267382434</text:p>
          </table:table-cell>
          <table:table-cell table:formula="of:=(0.005/[.B13]+0.005/[.C13])*[.F13]" office:value-type="float" office:value="0.00127469691080318" calcext:value-type="float">
            <text:p>0.001274696910803</text:p>
          </table:table-cell>
          <table:table-cell table:formula="of:=TAN([.G13])" office:value-type="float" office:value="0.282015844892115" calcext:value-type="float">
            <text:p>0.282015844892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012" calcext:value-type="float">
            <text:p>7.012</text:p>
          </table:table-cell>
          <table:table-cell office:value-type="float" office:value="5.789" calcext:value-type="float">
            <text:p>5.789</text:p>
          </table:table-cell>
          <table:table-cell office:value-type="float" office:value="7" calcext:value-type="float">
            <text:p>7</text:p>
          </table:table-cell>
          <table:table-cell office:value-type="float" office:value="1.9" calcext:value-type="float">
            <text:p>1.9</text:p>
          </table:table-cell>
          <table:table-cell table:formula="of:=[.C14]/[.B14]" office:value-type="float" office:value="0.825584711922419" calcext:value-type="float">
            <text:p>0.825584711922419</text:p>
          </table:table-cell>
          <table:table-cell table:formula="of:=ASIN([.E14]/[.D14])" office:value-type="float" office:value="0.274877015403868" calcext:value-type="float">
            <text:p>0.274877015403868</text:p>
          </table:table-cell>
          <table:table-cell table:formula="of:=0.1*SQRT(1/((1-[.E14]^2/[.D14]^2)*[.D14]^2+[.E14]^2/((1-[.E14]^2/[.D14]^2)*[.D14]^4)))" office:value-type="float" office:value="0.0148426738243397" calcext:value-type="float">
            <text:p>0.01484267382434</text:p>
          </table:table-cell>
          <table:table-cell table:formula="of:=(0.005/[.B14]+0.005/[.C14])*[.F14]" office:value-type="float" office:value="0.0013017574956663" calcext:value-type="float">
            <text:p>0.001301757495666</text:p>
          </table:table-cell>
          <table:table-cell table:formula="of:=TAN([.G14])" office:value-type="float" office:value="0.282015844892115" calcext:value-type="float">
            <text:p>0.2820158448921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991" calcext:value-type="float">
            <text:p>6.991</text:p>
          </table:table-cell>
          <table:table-cell office:value-type="float" office:value="5.916" calcext:value-type="float">
            <text:p>5.916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[.C15]/[.B15]" office:value-type="float" office:value="0.846230868259191" calcext:value-type="float">
            <text:p>0.846230868259191</text:p>
          </table:table-cell>
          <table:table-cell table:formula="of:=ASIN([.E15]/[.D15])" office:value-type="float" office:value="0.24531008984732" calcext:value-type="float">
            <text:p>0.24531008984732</text:p>
          </table:table-cell>
          <table:table-cell table:formula="of:=0.1*SQRT(1/((1-[.E15]^2/[.D15]^2)*[.D15]^2+[.E15]^2/((1-[.E15]^2/[.D15]^2)*[.D15]^4)))" office:value-type="float" office:value="0.0147263939841292" calcext:value-type="float">
            <text:p>0.014726393984129</text:p>
          </table:table-cell>
          <table:table-cell table:formula="of:=(0.005/[.B15]+0.005/[.C15])*[.F15]" office:value-type="float" office:value="0.00132043403537347" calcext:value-type="float">
            <text:p>0.001320434035373</text:p>
          </table:table-cell>
          <table:table-cell table:formula="of:=TAN([.G15])" office:value-type="float" office:value="0.250352170083023" calcext:value-type="float">
            <text:p>0.2503521700830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98" calcext:value-type="float">
            <text:p>6.98</text:p>
          </table:table-cell>
          <table:table-cell office:value-type="float" office:value="6.005" calcext:value-type="float">
            <text:p>6.00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formula="of:=[.C16]/[.B16]" office:value-type="float" office:value="0.860315186246418" calcext:value-type="float">
            <text:p>0.860315186246418</text:p>
          </table:table-cell>
          <table:table-cell table:formula="of:=ASIN([.E16]/[.D16])" office:value-type="float" office:value="0.24531008984732" calcext:value-type="float">
            <text:p>0.24531008984732</text:p>
          </table:table-cell>
          <table:table-cell table:formula="of:=0.1*SQRT(1/((1-[.E16]^2/[.D16]^2)*[.D16]^2+[.E16]^2/((1-[.E16]^2/[.D16]^2)*[.D16]^4)))" office:value-type="float" office:value="0.0147263939841292" calcext:value-type="float">
            <text:p>0.014726393984129</text:p>
          </table:table-cell>
          <table:table-cell table:formula="of:=(0.005/[.B16]+0.005/[.C16])*[.F16]" office:value-type="float" office:value="0.00133260400160918" calcext:value-type="float">
            <text:p>0.001332604001609</text:p>
          </table:table-cell>
          <table:table-cell table:formula="of:=TAN([.G16])" office:value-type="float" office:value="0.250352170083023" calcext:value-type="float">
            <text:p>0.2503521700830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942" calcext:value-type="float">
            <text:p>6.942</text:p>
          </table:table-cell>
          <table:table-cell office:value-type="float" office:value="6.272" calcext:value-type="float">
            <text:p>6.272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formula="of:=[.C17]/[.B17]" office:value-type="float" office:value="0.903486027081533" calcext:value-type="float">
            <text:p>0.903486027081533</text:p>
          </table:table-cell>
          <table:table-cell table:formula="of:=ASIN([.E17]/[.D17])" office:value-type="float" office:value="0.201357920790331" calcext:value-type="float">
            <text:p>0.201357920790331</text:p>
          </table:table-cell>
          <table:table-cell table:formula="of:=0.1*SQRT(1/((1-[.E17]^2/[.D17]^2)*[.D17]^2+[.E17]^2/((1-[.E17]^2/[.D17]^2)*[.D17]^4)))" office:value-type="float" office:value="0.0145801643060768" calcext:value-type="float">
            <text:p>0.014580164306077</text:p>
          </table:table-cell>
          <table:table-cell table:formula="of:=(0.005/[.B17]+0.005/[.C17])*[.F17]" office:value-type="float" office:value="0.00137099252886887" calcext:value-type="float">
            <text:p>0.001370992528869</text:p>
          </table:table-cell>
          <table:table-cell table:formula="of:=TAN([.G17])" office:value-type="float" office:value="0.204124145231931" calcext:value-type="float">
            <text:p>0.2041241452319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922" calcext:value-type="float">
            <text:p>6.922</text:p>
          </table:table-cell>
          <table:table-cell office:value-type="float" office:value="6.432" calcext:value-type="float">
            <text:p>6.432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formula="of:=[.C18]/[.B18]" office:value-type="float" office:value="0.929211210632765" calcext:value-type="float">
            <text:p>0.929211210632765</text:p>
          </table:table-cell>
          <table:table-cell table:formula="of:=ASIN([.E18]/[.D18])" office:value-type="float" office:value="0.172279523728021" calcext:value-type="float">
            <text:p>0.172279523728021</text:p>
          </table:table-cell>
          <table:table-cell table:formula="of:=0.1*SQRT(1/((1-[.E18]^2/[.D18]^2)*[.D18]^2+[.E18]^2/((1-[.E18]^2/[.D18]^2)*[.D18]^4)))" office:value-type="float" office:value="0.0145002755692044" calcext:value-type="float">
            <text:p>0.014500275569205</text:p>
          </table:table-cell>
          <table:table-cell table:formula="of:=(0.005/[.B18]+0.005/[.C18])*[.F18]" office:value-type="float" office:value="0.00139353597994277" calcext:value-type="float">
            <text:p>0.001393535979943</text:p>
          </table:table-cell>
          <table:table-cell table:formula="of:=TAN([.G18])" office:value-type="float" office:value="0.174004437169722" calcext:value-type="float">
            <text:p>0.1740044371697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059" calcext:value-type="float">
            <text:p>7.059</text:p>
          </table:table-cell>
          <table:table-cell office:value-type="float" office:value="6.761" calcext:value-type="float">
            <text:p>6.76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table:formula="of:=[.C19]/[.B19]" office:value-type="float" office:value="0.957784388723615" calcext:value-type="float">
            <text:p>0.957784388723615</text:p>
          </table:table-cell>
          <table:table-cell table:formula="of:=ASIN([.E19]/[.D19])" office:value-type="float" office:value="0.128928317217763" calcext:value-type="float">
            <text:p>0.128928317217763</text:p>
          </table:table-cell>
          <table:table-cell table:formula="of:=0.1*SQRT(1/((1-[.E19]^2/[.D19]^2)*[.D19]^2+[.E19]^2/((1-[.E19]^2/[.D19]^2)*[.D19]^4)))" office:value-type="float" office:value="0.0144052231783649" calcext:value-type="float">
            <text:p>0.014405223178365</text:p>
          </table:table-cell>
          <table:table-cell table:formula="of:=(0.005/[.B19]+0.005/[.C19])*[.F19]" office:value-type="float" office:value="0.00138672927378072" calcext:value-type="float">
            <text:p>0.001386729273781</text:p>
          </table:table-cell>
          <table:table-cell table:formula="of:=TAN([.G19])" office:value-type="float" office:value="0.129647470036337" calcext:value-type="float">
            <text:p>0.1296474700363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.031" calcext:value-type="float">
            <text:p>7.031</text:p>
          </table:table-cell>
          <table:table-cell office:value-type="float" office:value="6.895" calcext:value-type="float">
            <text:p>6.89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formula="of:=[.C20]/[.B20]" office:value-type="float" office:value="0.980657090029868" calcext:value-type="float">
            <text:p>0.980657090029868</text:p>
          </table:table-cell>
          <table:table-cell table:formula="of:=ASIN([.E20]/[.D20])" office:value-type="float" office:value="0.0714894498855205" calcext:value-type="float">
            <text:p>0.071489449885521</text:p>
          </table:table-cell>
          <table:table-cell table:formula="of:=0.1*SQRT(1/((1-[.E20]^2/[.D20]^2)*[.D20]^2+[.E20]^2/((1-[.E20]^2/[.D20]^2)*[.D20]^4)))" office:value-type="float" office:value="0.0143222821071495" calcext:value-type="float">
            <text:p>0.01432228210715</text:p>
          </table:table-cell>
          <table:table-cell table:formula="of:=(0.005/[.B20]+0.005/[.C20])*[.F20]" office:value-type="float" office:value="0.00140851734463794" calcext:value-type="float">
            <text:p>0.001408517344638</text:p>
          </table:table-cell>
          <table:table-cell table:formula="of:=TAN([.G20])" office:value-type="float" office:value="0.0716114874039433" calcext:value-type="float">
            <text:p>0.0716114874039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996" calcext:value-type="float">
            <text:p>6.996</text:p>
          </table:table-cell>
          <table:table-cell office:value-type="float" office:value="6.905" calcext:value-type="float">
            <text:p>6.905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formula="of:=[.C21]/[.B21]" office:value-type="float" office:value="0.986992567181246" calcext:value-type="float">
            <text:p>0.986992567181246</text:p>
          </table:table-cell>
          <table:table-cell table:formula="of:=ASIN([.E21]/[.D21])" office:value-type="float" office:value="0.0428702732462368" calcext:value-type="float">
            <text:p>0.042870273246237</text:p>
          </table:table-cell>
          <table:table-cell table:formula="of:=0.1*SQRT(1/((1-[.E21]^2/[.D21]^2)*[.D21]^2+[.E21]^2/((1-[.E21]^2/[.D21]^2)*[.D21]^4)))" office:value-type="float" office:value="0.0142988464304118" calcext:value-type="float">
            <text:p>0.014298846430412</text:p>
          </table:table-cell>
          <table:table-cell table:formula="of:=(0.005/[.B21]+0.005/[.C21])*[.F21]" office:value-type="float" office:value="0.00142009188620729" calcext:value-type="float">
            <text:p>0.001420091886207</text:p>
          </table:table-cell>
          <table:table-cell table:formula="of:=TAN([.G21])" office:value-type="float" office:value="0.0428965557593274" calcext:value-type="float">
            <text:p>0.04289655575932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.06" calcext:value-type="float">
            <text:p>7.06</text:p>
          </table:table-cell>
          <table:table-cell office:value-type="float" office:value="6.978" calcext:value-type="float">
            <text:p>6.978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C22]/[.B22]" office:value-type="float" office:value="0.988385269121813" calcext:value-type="float">
            <text:p>0.988385269121813</text:p>
          </table:table-cell>
          <table:table-cell table:formula="of:=ASIN([.E22]/[.D22])" office:value-type="float" office:value="0.0142862002389931" calcext:value-type="float">
            <text:p>0.014286200238993</text:p>
          </table:table-cell>
          <table:table-cell table:formula="of:=0.1*SQRT(1/((1-[.E22]^2/[.D22]^2)*[.D22]^2+[.E22]^2/((1-[.E22]^2/[.D22]^2)*[.D22]^4)))" office:value-type="float" office:value="0.0142871716273784" calcext:value-type="float">
            <text:p>0.014287171627378</text:p>
          </table:table-cell>
          <table:table-cell table:formula="of:=(0.005/[.B22]+0.005/[.C22])*[.F22]" office:value-type="float" office:value="0.00140820486481715" calcext:value-type="float">
            <text:p>0.001408204864817</text:p>
          </table:table-cell>
          <table:table-cell table:formula="of:=TAN([.G22])" office:value-type="float" office:value="0.0142871722348211" calcext:value-type="float">
            <text:p>0.014287172234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18:12:16.933692891</dc:date>
    <meta:editing-duration>PT1M29S</meta:editing-duration>
    <meta:editing-cycles>1</meta:editing-cycles>
    <meta:generator>LibreOffice/5.3.6.1$Linux_X86_64 LibreOffice_project/30m0$Build-1</meta:generator>
    <meta:document-statistic meta:table-count="1" meta:cell-count="220" meta:object-count="0"/>
  </office:meta>
</office:document-meta>
</file>